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Mercay</text:p>
          </table:table-cell>
          <table:table-cell office:value-type="string" calcext:value-type="string">
            <text:p>On Mercay Island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b: { &quot;id&quot;: 0xb, &quot;name&quot;: &quot;On Mercay Island&quot;, &quot;code&quot;: &quot;Mercay&quot;, }," calcext:value-type="string">
            <text:p>0xb: { "id": 0xb, "name": "On Mercay Island", "code": "Mercay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Trekking the Mountain Passage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27: { &quot;id&quot;: 0x27, &quot;name&quot;: &quot;Trekking the Mountain Passage&quot;, &quot;code&quot;: &quot;Passage&quot;, }," calcext:value-type="string">
            <text:p>0x27: { "id": 0x27, "name": "Trekking the Mountain Passage", "code": "Passage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OceanKingLobby</text:p>
          </table:table-cell>
          <table:table-cell office:value-type="string" calcext:value-type="string">
            <text:p>At the entrance to the Temple of the Ocean King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6: { &quot;id&quot;: 0x26, &quot;name&quot;: &quot;At the entrance to the Temple of the Ocean King&quot;, &quot;code&quot;: &quot;OceanKingLobby&quot;, }," calcext:value-type="string">
            <text:p>0x26: { "id": 0x26, "name": "At the entrance to the Temple of the Ocean King", "code": "OceanKingLobby", },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OceanKing</text:p>
          </table:table-cell>
          <table:table-cell office:value-type="string" calcext:value-type="string">
            <text:p>In the Temple of the Ocean King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5: { &quot;id&quot;: 0x25, &quot;name&quot;: &quot;In the Temple of the Ocean King&quot;, &quot;code&quot;: &quot;OceanKing&quot;, }," calcext:value-type="string">
            <text:p>0x25: { "id": 0x25, "name": "In the Temple of the Ocean King", "code": "OceanKing", },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On the file select screen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65: { &quot;id&quot;: 0x65, &quot;name&quot;: &quot;On the file select screen&quot;, &quot;code&quot;: &quot;File&quot;, }," calcext:value-type="string">
            <text:p>0x65: { "id": 0x65, "name": "On the file select screen", "code": "File", },</text:p>
          </table:table-cell>
        </table:table-row>
        <table:table-row table:style-name="ro1">
          <table:table-cell office:value-type="string" calcext:value-type="string">
            <text:p>0xcccc</text:p>
          </table:table-cell>
          <table:table-cell office:value-type="string" calcext:value-type="string">
            <text:p>WFC</text:p>
          </table:table-cell>
          <table:table-cell office:value-type="string" calcext:value-type="string">
            <text:p>On the Nintendo WFC Setup screen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cccc: { &quot;id&quot;: 0xcccc, &quot;name&quot;: &quot;On the Nintendo WFC Setup screen&quot;, &quot;code&quot;: &quot;WFC&quot;, }," calcext:value-type="string">
            <text:p>0xcccc: { "id": 0xcccc, "name": "On the Nintendo WFC Setup screen", "code": "WFC", },</text:p>
          </table:table-cell>
        </table:table-row>
        <table:table-row table:style-name="ro1">
          <table:table-cell office:value-type="string" calcext:value-type="string">
            <text:p>0x409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In Battle Mode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409: { &quot;id&quot;: 0x409, &quot;name&quot;: &quot;In Battle Mode&quot;, &quot;code&quot;: &quot;Battle&quot;, }," calcext:value-type="string">
            <text:p>0x409: { "id": 0x409, "name": "In Battle Mode", "code": "Battle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35: { &quot;id&quot;: 0x35, &quot;name&quot;: &quot;On the title screen&quot;, &quot;code&quot;: &quot;Title&quot;, }," calcext:value-type="string">
            <text:p>0x35: { "id": 0x35, "name": "On the title screen", "code": "Title", },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On the Isle of Ember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d: { &quot;id&quot;: 0xd, &quot;name&quot;: &quot;On the Isle of Ember&quot;, &quot;code&quot;: &quot;Ember&quot;, }," calcext:value-type="string">
            <text:p>0xd: { "id": 0xd, "name": "On the Isle of Ember", "code": "Ember",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TempleOfFire</text:p>
          </table:table-cell>
          <table:table-cell office:value-type="string" calcext:value-type="string">
            <text:p>In the Temple of Fire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1c: { &quot;id&quot;: 0x1c, &quot;name&quot;: &quot;In the Temple of Fire&quot;, &quot;code&quot;: &quot;TempleOfFire&quot;, }," calcext:value-type="string">
            <text:p>0x1c: { "id": 0x1c, "name": "In the Temple of Fire", "code": "TempleOfFire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Blaaz</text:p>
          </table:table-cell>
          <table:table-cell office:value-type="string" calcext:value-type="string">
            <text:p>In Blaaz’s lair…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b: { &quot;id&quot;: 0x2b, &quot;name&quot;: &quot;In Blaaz’s lair…&quot;, &quot;code&quot;: &quot;Blaaz&quot;, }," calcext:value-type="string">
            <text:p>0x2b: { "id": 0x2b, "name": "In Blaaz’s lair…", "code": "Blaaz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On Cannon Island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13: { &quot;id&quot;: 0x13, &quot;name&quot;: &quot;On Cannon Island&quot;, &quot;code&quot;: &quot;Cannon&quot;, }," calcext:value-type="string">
            <text:p>0x13: { "id": 0x13, "name": "On Cannon Island", "code": "Canno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BombGarden</text:p>
          </table:table-cell>
          <table:table-cell office:value-type="string" calcext:value-type="string">
            <text:p>In the Bomb Garden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28: { &quot;id&quot;: 0x28, &quot;name&quot;: &quot;In the Bomb Garden&quot;, &quot;code&quot;: &quot;BombGarden&quot;, }," calcext:value-type="string">
            <text:p>0x28: { "id": 0x28, "name": "In the Bomb Garden", "code": "BombGarden", },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Molida</text:p>
          </table:table-cell>
          <table:table-cell office:value-type="string" calcext:value-type="string">
            <text:p>On Molida Island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c: { &quot;id&quot;: 0xc, &quot;name&quot;: &quot;On Molida Island&quot;, &quot;code&quot;: &quot;Molida&quot;, }," calcext:value-type="string">
            <text:p>0xc: { "id": 0xc, "name": "On Molida Island", "code": "Molida", },</text:p>
          </table:table-cell>
        </table:table-row>
        <table:table-row table:style-name="ro1">
          <table:table-cell office:value-type="string" calcext:value-type="string">
            <text:p>0xe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On the Isle of Gust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e: { &quot;id&quot;: 0xe, &quot;name&quot;: &quot;On the Isle of Gust&quot;, &quot;code&quot;: &quot;Gust&quot;, }," calcext:value-type="string">
            <text:p>0xe: { "id": 0xe, "name": "On the Isle of Gust", "code": "Gust",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Traveler</text:p>
          </table:table-cell>
          <table:table-cell office:value-type="string" calcext:value-type="string">
            <text:p>On the traveler’s ship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a: { &quot;id&quot;: 0xa, &quot;name&quot;: &quot;On the traveler’s ship&quot;, &quot;code&quot;: &quot;Traveler&quot;, }," calcext:value-type="string">
            <text:p>0xa: { "id": 0xa, "name": "On the traveler’s ship", "code": "Traveler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omewhere on the Great Sea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0: { &quot;id&quot;: 0x0, &quot;name&quot;: &quot;Somewhere on the Great Sea…&quot;, &quot;code&quot;: &quot;Sea&quot;, }," calcext:value-type="string">
            <text:p>0x0: { "id": 0x0, "name": "Somewhere on the Great Sea…", "code": "Sea", },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TempleOfWind</text:p>
          </table:table-cell>
          <table:table-cell office:value-type="string" calcext:value-type="string">
            <text:p>In the Temple of Wind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0x1d: { &quot;id&quot;: 0x1d, &quot;name&quot;: &quot;In the Temple of Wind&quot;, &quot;code&quot;: &quot;TempleOfWind&quot;, }," calcext:value-type="string">
            <text:p>0x1d: { "id": 0x1d, "name": "In the Temple of Wind", "code": "TempleOfWind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Cyclok</text:p>
          </table:table-cell>
          <table:table-cell office:value-type="string" calcext:value-type="string">
            <text:p>In Cyclok’s lair…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0x2a: { &quot;id&quot;: 0x2a, &quot;name&quot;: &quot;In Cyclok’s lair…&quot;, &quot;code&quot;: &quot;Cyclok&quot;, }," calcext:value-type="string">
            <text:p>0x2a: { "id": 0x2a, "name": "In Cyclok’s lair…", "code": "Cyclok", },</text:p>
          </table:table-cell>
        </table:table-row>
        <table:table-row table:style-name="ro1">
          <table:table-cell table:number-columns-repeated="3"/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0] &amp; &quot;: { &quot;&quot;id&quot;&quot;: &quot; &amp; [.A60] &amp; &quot;, &quot;&quot;name&quot;&quot;: &quot;&quot;&quot; &amp; [.C60] &amp; &quot;&quot;&quot;, &quot;&quot;code&quot;&quot;: &quot;&quot;&quot; &amp; [.B6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1] &amp; &quot;: { &quot;&quot;id&quot;&quot;: &quot; &amp; [.A61] &amp; &quot;, &quot;&quot;name&quot;&quot;: &quot;&quot;&quot; &amp; [.C61] &amp; &quot;&quot;&quot;, &quot;&quot;code&quot;&quot;: &quot;&quot;&quot; &amp; [.B6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2] &amp; &quot;: { &quot;&quot;id&quot;&quot;: &quot; &amp; [.A62] &amp; &quot;, &quot;&quot;name&quot;&quot;: &quot;&quot;&quot; &amp; [.C62] &amp; &quot;&quot;&quot;, &quot;&quot;code&quot;&quot;: &quot;&quot;&quot; &amp; [.B6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3] &amp; &quot;: { &quot;&quot;id&quot;&quot;: &quot; &amp; [.A63] &amp; &quot;, &quot;&quot;name&quot;&quot;: &quot;&quot;&quot; &amp; [.C63] &amp; &quot;&quot;&quot;, &quot;&quot;code&quot;&quot;: &quot;&quot;&quot; &amp; [.B6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4] &amp; &quot;: { &quot;&quot;id&quot;&quot;: &quot; &amp; [.A64] &amp; &quot;, &quot;&quot;name&quot;&quot;: &quot;&quot;&quot; &amp; [.C64] &amp; &quot;&quot;&quot;, &quot;&quot;code&quot;&quot;: &quot;&quot;&quot; &amp; [.B6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5] &amp; &quot;: { &quot;&quot;id&quot;&quot;: &quot; &amp; [.A65] &amp; &quot;, &quot;&quot;name&quot;&quot;: &quot;&quot;&quot; &amp; [.C65] &amp; &quot;&quot;&quot;, &quot;&quot;code&quot;&quot;: &quot;&quot;&quot; &amp; [.B6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6] &amp; &quot;: { &quot;&quot;id&quot;&quot;: &quot; &amp; [.A66] &amp; &quot;, &quot;&quot;name&quot;&quot;: &quot;&quot;&quot; &amp; [.C66] &amp; &quot;&quot;&quot;, &quot;&quot;code&quot;&quot;: &quot;&quot;&quot; &amp; [.B6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7] &amp; &quot;: { &quot;&quot;id&quot;&quot;: &quot; &amp; [.A67] &amp; &quot;, &quot;&quot;name&quot;&quot;: &quot;&quot;&quot; &amp; [.C67] &amp; &quot;&quot;&quot;, &quot;&quot;code&quot;&quot;: &quot;&quot;&quot; &amp; [.B6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8] &amp; &quot;: { &quot;&quot;id&quot;&quot;: &quot; &amp; [.A68] &amp; &quot;, &quot;&quot;name&quot;&quot;: &quot;&quot;&quot; &amp; [.C68] &amp; &quot;&quot;&quot;, &quot;&quot;code&quot;&quot;: &quot;&quot;&quot; &amp; [.B6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9] &amp; &quot;: { &quot;&quot;id&quot;&quot;: &quot; &amp; [.A69] &amp; &quot;, &quot;&quot;name&quot;&quot;: &quot;&quot;&quot; &amp; [.C69] &amp; &quot;&quot;&quot;, &quot;&quot;code&quot;&quot;: &quot;&quot;&quot; &amp; [.B6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0] &amp; &quot;: { &quot;&quot;id&quot;&quot;: &quot; &amp; [.A70] &amp; &quot;, &quot;&quot;name&quot;&quot;: &quot;&quot;&quot; &amp; [.C70] &amp; &quot;&quot;&quot;, &quot;&quot;code&quot;&quot;: &quot;&quot;&quot; &amp; [.B7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1] &amp; &quot;: { &quot;&quot;id&quot;&quot;: &quot; &amp; [.A71] &amp; &quot;, &quot;&quot;name&quot;&quot;: &quot;&quot;&quot; &amp; [.C71] &amp; &quot;&quot;&quot;, &quot;&quot;code&quot;&quot;: &quot;&quot;&quot; &amp; [.B7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2] &amp; &quot;: { &quot;&quot;id&quot;&quot;: &quot; &amp; [.A72] &amp; &quot;, &quot;&quot;name&quot;&quot;: &quot;&quot;&quot; &amp; [.C72] &amp; &quot;&quot;&quot;, &quot;&quot;code&quot;&quot;: &quot;&quot;&quot; &amp; [.B7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3] &amp; &quot;: { &quot;&quot;id&quot;&quot;: &quot; &amp; [.A73] &amp; &quot;, &quot;&quot;name&quot;&quot;: &quot;&quot;&quot; &amp; [.C73] &amp; &quot;&quot;&quot;, &quot;&quot;code&quot;&quot;: &quot;&quot;&quot; &amp; [.B7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4] &amp; &quot;: { &quot;&quot;id&quot;&quot;: &quot; &amp; [.A74] &amp; &quot;, &quot;&quot;name&quot;&quot;: &quot;&quot;&quot; &amp; [.C74] &amp; &quot;&quot;&quot;, &quot;&quot;code&quot;&quot;: &quot;&quot;&quot; &amp; [.B7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5] &amp; &quot;: { &quot;&quot;id&quot;&quot;: &quot; &amp; [.A75] &amp; &quot;, &quot;&quot;name&quot;&quot;: &quot;&quot;&quot; &amp; [.C75] &amp; &quot;&quot;&quot;, &quot;&quot;code&quot;&quot;: &quot;&quot;&quot; &amp; [.B7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6] &amp; &quot;: { &quot;&quot;id&quot;&quot;: &quot; &amp; [.A76] &amp; &quot;, &quot;&quot;name&quot;&quot;: &quot;&quot;&quot; &amp; [.C76] &amp; &quot;&quot;&quot;, &quot;&quot;code&quot;&quot;: &quot;&quot;&quot; &amp; [.B7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7] &amp; &quot;: { &quot;&quot;id&quot;&quot;: &quot; &amp; [.A77] &amp; &quot;, &quot;&quot;name&quot;&quot;: &quot;&quot;&quot; &amp; [.C77] &amp; &quot;&quot;&quot;, &quot;&quot;code&quot;&quot;: &quot;&quot;&quot; &amp; [.B7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3:12:59.9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1-01-18T17:15:08.786000000</dc:date>
    <meta:editing-duration>P3DT8H16M35S</meta:editing-duration>
    <meta:editing-cycles>138</meta:editing-cycles>
    <meta:generator>LibreOffice/6.3.4.2$Windows_X86_64 LibreOffice_project/60da17e045e08f1793c57c00ba83cdfce946d0aa</meta:generator>
    <meta:document-statistic meta:table-count="1" meta:cell-count="137" meta:object-count="0"/>
  </office:meta>
</office:document-meta>
</file>